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11.99mm" fo:margin-right="0mm" fo:text-indent="-11.99mm" style:auto-text-indent="false"/>
    </style:style>
    <style:style style:name="P18" style:family="paragraph" style:parent-style-name="Option">
      <style:paragraph-properties fo:margin-left="0mm" fo:margin-right="0mm" fo:text-indent="0mm" style:auto-text-indent="false"/>
    </style:style>
    <style:style style:name="P19" style:family="paragraph" style:parent-style-name="Table_20_index_20_1">
      <style:paragraph-properties>
        <style:tab-stops>
          <style:tab-stop style:position="170mm" style:type="right" style:leader-style="dotted" style:leader-text="."/>
        </style:tab-stops>
      </style:paragraph-properties>
    </style:style>
    <style:style style:name="P20" style:family="paragraph" style:parent-style-name="Illustration_20_Index_20_1">
      <style:paragraph-properties>
        <style:tab-stops>
          <style:tab-stop style:position="170mm" style:type="right" style:leader-style="dotted" style:leader-text="."/>
        </style:tab-stops>
      </style:paragraph-properties>
    </style:style>
    <style:style style:name="P21" style:family="paragraph" style:parent-style-name="Contents_20_2">
      <style:paragraph-properties>
        <style:tab-stops>
          <style:tab-stop style:position="165.01mm" style:type="right" style:leader-style="dotted" style:leader-text="."/>
        </style:tab-stops>
      </style:paragraph-properties>
    </style:style>
    <style:style style:name="P22" style:family="paragraph" style:parent-style-name="Contents_20_1">
      <style:paragraph-properties>
        <style:tab-stops>
          <style:tab-stop style:position="170mm" style:type="right" style:leader-style="dotted" style:leader-text="."/>
        </style:tab-stops>
      </style:paragraph-properties>
    </style:style>
    <style:style style:name="P23" style:family="paragraph" style:parent-style-name="Contents_20_3">
      <style:paragraph-properties>
        <style:tab-stops>
          <style:tab-stop style:position="160.02mm" style:type="right" style:leader-style="dotted" style:leader-text="."/>
        </style:tab-stops>
      </style:paragraph-properties>
    </style:style>
    <style:style style:name="P24" style:family="paragraph" style:parent-style-name="Contents_20_4">
      <style:paragraph-properties>
        <style:tab-stops>
          <style:tab-stop style:position="155.03mm" style:type="right" style:leader-style="dotted" style:leader-text="."/>
        </style:tab-stops>
      </style:paragraph-properties>
    </style:style>
    <style:style style:name="P25" style:family="paragraph" style:parent-style-name="Index_20_1">
      <style:paragraph-properties>
        <style:tab-stops>
          <style:tab-stop style:position="170mm"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List" style:list-style-name="L8"/>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 style:list-style-name="L9"/>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12.51mm" fo:margin-right="0mm" fo:text-indent="-4mm" style:auto-text-indent="false"/>
    </style:style>
    <style:style style:name="P47" style:family="paragraph" style:parent-style-name="Option" style:list-style-name="L13"/>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12.51mm" fo:margin-right="0mm" fo:text-indent="-4mm"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12.51mm" fo:margin-right="0mm" fo:text-indent="-4.06mm"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7</text:a></text:p>
          <text:p text:style-name="P21"><text:a xlink:type="simple" xlink:href="#__RefHeading__16240_1510295094" text:style-name="Index_20_Link" text:visited-style-name="Index_20_Link">Packages<text:tab/>7</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8</text:a></text:p>
          <text:p text:style-name="P21"><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1"><text:a xlink:type="simple" xlink:href="#__RefHeading__16250_1510295094" text:style-name="Index_20_Link" text:visited-style-name="Index_20_Link">List archives content<text:tab/>10</text:a></text:p>
          <text:p text:style-name="P21"><text:a xlink:type="simple" xlink:href="#__RefHeading__16252_1510295094" text:style-name="Index_20_Link" text:visited-style-name="Index_20_Link">Test archives<text:tab/>10</text:a></text:p>
          <text:p text:style-name="P21"><text:a xlink:type="simple" xlink:href="#__RefHeading__16254_1510295094" text:style-name="Index_20_Link" text:visited-style-name="Index_20_Link">Compare archives<text:tab/>11</text:a></text:p>
          <text:p text:style-name="P21"><text:a xlink:type="simple" xlink:href="#__RefHeading__16256_1510295094" text:style-name="Index_20_Link" text:visited-style-name="Index_20_Link">Extract archives<text:tab/>11</text:a></text:p>
          <text:p text:style-name="P21"><text:a xlink:type="simple" xlink:href="#__RefHeading__16258_1510295094" text:style-name="Index_20_Link" text:visited-style-name="Index_20_Link">Incremental/Differential archives<text:tab/>11</text:a></text:p>
          <text:p text:style-name="P21"><text:a xlink:type="simple" xlink:href="#__RefHeading__16260_1510295094" text:style-name="Index_20_Link" text:visited-style-name="Index_20_Link">Compress archives<text:tab/>13</text:a></text:p>
          <text:p text:style-name="P21"><text:a xlink:type="simple" xlink:href="#__RefHeading__16262_1510295094" text:style-name="Index_20_Link" text:visited-style-name="Index_20_Link">Encrypt archives<text:tab/>14</text:a></text:p>
          <text:p text:style-name="P23"><text:a xlink:type="simple" xlink:href="#__RefHeading__16264_1510295094" text:style-name="Index_20_Link" text:visited-style-name="Index_20_Link">Asymmetric encryption<text:tab/>15</text:a></text:p>
          <text:p text:style-name="P21"><text:a xlink:type="simple" xlink:href="#__RefHeading__29676110" text:style-name="Index_20_Link" text:visited-style-name="Index_20_Link">Split archives<text:tab/>15</text:a></text:p>
          <text:p text:style-name="P21"><text:a xlink:type="simple" xlink:href="#__RefHeading__16266_1510295094" text:style-name="Index_20_Link" text:visited-style-name="Index_20_Link">Store archives<text:tab/>16</text:a></text:p>
          <text:p text:style-name="P23"><text:a xlink:type="simple" xlink:href="#__RefHeading__31224310" text:style-name="Index_20_Link" text:visited-style-name="Index_20_Link">File system<text:tab/>16</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7</text:a></text:p>
          <text:p text:style-name="P23"><text:a xlink:type="simple" xlink:href="#__RefHeading__33455003" text:style-name="Index_20_Link" text:visited-style-name="Index_20_Link">Device<text:tab/>18</text:a></text:p>
          <text:p text:style-name="P22"><text:a xlink:type="simple" xlink:href="#__RefHeading__29694130" text:style-name="Index_20_Link" text:visited-style-name="Index_20_Link">Server<text:tab/>18</text:a></text:p>
          <text:p text:style-name="P21"><text:a xlink:type="simple" xlink:href="#__RefHeading__16270_1510295094" text:style-name="Index_20_Link" text:visited-style-name="Index_20_Link">Daemon<text:tab/>18</text:a></text:p>
          <text:p text:style-name="P23"><text:a xlink:type="simple" xlink:href="#__RefHeading__7119_1531997487" text:style-name="Index_20_Link" text:visited-style-name="Index_20_Link">Ports<text:tab/>19</text:a></text:p>
          <text:p text:style-name="P23"><text:a xlink:type="simple" xlink:href="#__RefHeading__6783_1531997487" text:style-name="Index_20_Link" text:visited-style-name="Index_20_Link">Firewall<text:tab/>19</text:a></text:p>
          <text:p text:style-name="P21"><text:a xlink:type="simple" xlink:href="#__RefHeading__16272_1510295094" text:style-name="Index_20_Link" text:visited-style-name="Index_20_Link">Database<text:tab/>19</text:a></text:p>
          <text:p text:style-name="P21"><text:a xlink:type="simple" xlink:href="#__RefHeading__30626103" text:style-name="Index_20_Link" text:visited-style-name="Index_20_Link">Graphical front end<text:tab/>20</text:a></text:p>
          <text:p text:style-name="P23"><text:a xlink:type="simple" xlink:href="#__RefHeading__16274_1510295094" text:style-name="Index_20_Link" text:visited-style-name="Index_20_Link">Status tab<text:tab/>21</text:a></text:p>
          <text:p text:style-name="P23"><text:a xlink:type="simple" xlink:href="#__RefHeading__16276_1510295094" text:style-name="Index_20_Link" text:visited-style-name="Index_20_Link">Jobs tab<text:tab/>22</text:a></text:p>
          <text:p text:style-name="P24"><text:a xlink:type="simple" xlink:href="#__RefHeading__16278_1510295094" text:style-name="Index_20_Link" text:visited-style-name="Index_20_Link">Files<text:tab/>22</text:a></text:p>
          <text:p text:style-name="P24"><text:a xlink:type="simple" xlink:href="#__RefHeading__16280_1510295094" text:style-name="Index_20_Link" text:visited-style-name="Index_20_Link">Images<text:tab/>23</text:a></text:p>
          <text:p text:style-name="P24"><text:a xlink:type="simple" xlink:href="#__RefHeading__16282_1510295094" text:style-name="Index_20_Link" text:visited-style-name="Index_20_Link">Filters<text:tab/>24</text:a></text:p>
          <text:p text:style-name="P24"><text:a xlink:type="simple" xlink:href="#__RefHeading__30546110" text:style-name="Index_20_Link" text:visited-style-name="Index_20_Link">Storage<text:tab/>25</text:a></text:p>
          <text:p text:style-name="P24"><text:a xlink:type="simple" xlink:href="#__RefHeading__16284_1510295094" text:style-name="Index_20_Link" text:visited-style-name="Index_20_Link">Schedule<text:tab/>26</text:a></text:p>
          <text:p text:style-name="P23"><text:a xlink:type="simple" xlink:href="#__RefHeading__16286_1510295094" text:style-name="Index_20_Link" text:visited-style-name="Index_20_Link">Restore tab<text:tab/>27</text:a></text:p>
          <text:p text:style-name="P22"><text:a xlink:type="simple" xlink:href="#__RefHeading__16288_1510295094" text:style-name="Index_20_Link" text:visited-style-name="Index_20_Link">Appendix<text:tab/>29</text:a></text:p>
          <text:p text:style-name="P21"><text:a xlink:type="simple" xlink:href="#__RefHeading__30604910" text:style-name="Index_20_Link" text:visited-style-name="Index_20_Link">Archive file name macros<text:tab/>29</text:a></text:p>
          <text:p text:style-name="P21"><text:a xlink:type="simple" xlink:href="#__RefHeading__27593402" text:style-name="Index_20_Link" text:visited-style-name="Index_20_Link">BAR command line options summary<text:tab/>31</text:a></text:p>
          <text:p text:style-name="P23"><text:a xlink:type="simple" xlink:href="#__RefHeading__16290_1510295094" text:style-name="Index_20_Link" text:visited-style-name="Index_20_Link">Basic commands<text:tab/>31</text:a></text:p>
          <text:p text:style-name="P23"><text:a xlink:type="simple" xlink:href="#__RefHeading__16292_1510295094" text:style-name="Index_20_Link" text:visited-style-name="Index_20_Link">Include/Exclude files<text:tab/>32</text:a></text:p>
          <text:p text:style-name="P23"><text:a xlink:type="simple" xlink:href="#__RefHeading__16294_1510295094" text:style-name="Index_20_Link" text:visited-style-name="Index_20_Link">Incremental/Differential archives<text:tab/>32</text:a></text:p>
          <text:p text:style-name="P23"><text:a xlink:type="simple" xlink:href="#__RefHeading__16296_1510295094" text:style-name="Index_20_Link" text:visited-style-name="Index_20_Link">Compression<text:tab/>33</text:a></text:p>
          <text:p text:style-name="P23"><text:a xlink:type="simple" xlink:href="#__RefHeading__16298_1510295094" text:style-name="Index_20_Link" text:visited-style-name="Index_20_Link">Encryption<text:tab/>35</text:a></text:p>
          <text:p text:style-name="P23"><text:a xlink:type="simple" xlink:href="#__RefHeading__29665410" text:style-name="Index_20_Link" text:visited-style-name="Index_20_Link">Splitting<text:tab/>36</text:a></text:p>
          <text:p text:style-name="P23"><text:a xlink:type="simple" xlink:href="#__RefHeading__31202610" text:style-name="Index_20_Link" text:visited-style-name="Index_20_Link">Storage<text:tab/>37</text:a></text:p>
          <text:p text:style-name="P24"><text:soft-page-break/><text:a xlink:type="simple" xlink:href="#__RefHeading__16300_1510295094" text:style-name="Index_20_Link" text:visited-style-name="Index_20_Link">File<text:tab/>37</text:a></text:p>
          <text:p text:style-name="P24"><text:a xlink:type="simple" xlink:href="#__RefHeading__33495803" text:style-name="Index_20_Link" text:visited-style-name="Index_20_Link">FTP<text:tab/>37</text:a></text:p>
          <text:p text:style-name="P24"><text:a xlink:type="simple" xlink:href="#__RefHeading__33496803" text:style-name="Index_20_Link" text:visited-style-name="Index_20_Link">SSH<text:tab/>37</text:a></text:p>
          <text:p text:style-name="P24"><text:a xlink:type="simple" xlink:href="#__RefHeading__16302_1510295094" text:style-name="Index_20_Link" text:visited-style-name="Index_20_Link">SCP<text:tab/>38</text:a></text:p>
          <text:p text:style-name="P24"><text:a xlink:type="simple" xlink:href="#__RefHeading__16304_1510295094" text:style-name="Index_20_Link" text:visited-style-name="Index_20_Link">SFTP<text:tab/>38</text:a></text:p>
          <text:p text:style-name="P24"><text:a xlink:type="simple" xlink:href="#__RefHeading__7767_909302912" text:style-name="Index_20_Link" text:visited-style-name="Index_20_Link">WebDAV<text:tab/>38</text:a></text:p>
          <text:p text:style-name="P24"><text:a xlink:type="simple" xlink:href="#__RefHeading__16306_1510295094" text:style-name="Index_20_Link" text:visited-style-name="Index_20_Link">CD/DVD/BD<text:tab/>39</text:a></text:p>
          <text:p text:style-name="P24"><text:a xlink:type="simple" xlink:href="#__RefHeading__33501503" text:style-name="Index_20_Link" text:visited-style-name="Index_20_Link">Device<text:tab/>41</text:a></text:p>
          <text:p text:style-name="P23"><text:a xlink:type="simple" xlink:href="#__RefHeading__16308_1510295094" text:style-name="Index_20_Link" text:visited-style-name="Index_20_Link">Restore<text:tab/>42</text:a></text:p>
          <text:p text:style-name="P23"><text:a xlink:type="simple" xlink:href="#__RefHeading__16310_1510295094" text:style-name="Index_20_Link" text:visited-style-name="Index_20_Link">Server<text:tab/>42</text:a></text:p>
          <text:p text:style-name="P23"><text:a xlink:type="simple" xlink:href="#__RefHeading__13949_1679799926" text:style-name="Index_20_Link" text:visited-style-name="Index_20_Link">Index database<text:tab/>44</text:a></text:p>
          <text:p text:style-name="P23"><text:a xlink:type="simple" xlink:href="#__RefHeading__13951_1679799926" text:style-name="Index_20_Link" text:visited-style-name="Index_20_Link">Logging<text:tab/>45</text:a></text:p>
          <text:p text:style-name="P23"><text:a xlink:type="simple" xlink:href="#__RefHeading__16312_1510295094" text:style-name="Index_20_Link" text:visited-style-name="Index_20_Link">Miscellaneous<text:tab/>45</text:a></text:p>
          <text:p text:style-name="P21"><text:a xlink:type="simple" xlink:href="#__RefHeading__16314_1510295094" text:style-name="Index_20_Link" text:visited-style-name="Index_20_Link">BAR configuration and job files<text:tab/>48</text:a></text:p>
          <text:p text:style-name="P23"><text:a xlink:type="simple" xlink:href="#__RefHeading__16316_1510295094" text:style-name="Index_20_Link" text:visited-style-name="Index_20_Link">Additional configuration entries<text:tab/>49</text:a></text:p>
          <text:p text:style-name="P23"><text:a xlink:type="simple" xlink:href="#__RefHeading__16318_1510295094" text:style-name="Index_20_Link" text:visited-style-name="Index_20_Link">Block configuration entries<text:tab/>49</text:a></text:p>
          <text:p text:style-name="P24"><text:a xlink:type="simple" xlink:href="#__RefHeading__16320_1510295094" text:style-name="Index_20_Link" text:visited-style-name="Index_20_Link">FTP server<text:tab/>49</text:a></text:p>
          <text:p text:style-name="P24"><text:a xlink:type="simple" xlink:href="#__RefHeading__16322_1510295094" text:style-name="Index_20_Link" text:visited-style-name="Index_20_Link">SSH/SCP/SFTP server<text:tab/>50</text:a></text:p>
          <text:p text:style-name="P24"><text:a xlink:type="simple" xlink:href="#__RefHeading__9029_1272517093" text:style-name="Index_20_Link" text:visited-style-name="Index_20_Link">WebDAV server<text:tab/>50</text:a></text:p>
          <text:p text:style-name="P24"><text:a xlink:type="simple" xlink:href="#__RefHeading__9031_1272517093" text:style-name="Index_20_Link" text:visited-style-name="Index_20_Link">Device<text:tab/>50</text:a></text:p>
          <text:p text:style-name="P24"><text:a xlink:type="simple" xlink:href="#__RefHeading__9033_1272517093" text:style-name="Index_20_Link" text:visited-style-name="Index_20_Link">Schedule<text:tab/>51</text:a></text:p>
          <text:p text:style-name="P23"><text:a xlink:type="simple" xlink:href="#__RefHeading__16326_1510295094" text:style-name="Index_20_Link" text:visited-style-name="Index_20_Link">Example configuration file<text:tab/>51</text:a></text:p>
          <text:p text:style-name="P21"><text:a xlink:type="simple" xlink:href="#__RefHeading__32474025" text:style-name="Index_20_Link" text:visited-style-name="Index_20_Link">BARControl command line options summary<text:tab/>52</text:a></text:p>
          <text:p text:style-name="P21"><text:a xlink:type="simple" xlink:href="#__RefHeading__16328_1510295094" text:style-name="Index_20_Link" text:visited-style-name="Index_20_Link">BARControl configuration file<text:tab/>54</text:a></text:p>
          <text:p text:style-name="P21"><text:a xlink:type="simple" xlink:href="#__RefHeading__16330_1510295094" text:style-name="Index_20_Link" text:visited-style-name="Index_20_Link">Exitcodes<text:tab/>54</text:a></text:p>
          <text:p text:style-name="P21"><text:a xlink:type="simple" xlink:href="#__RefHeading__29596110" text:style-name="Index_20_Link" text:visited-style-name="Index_20_Link">Archive file format<text:tab/>55</text:a></text:p>
          <text:p text:style-name="P21"><text:a xlink:type="simple" xlink:href="#__RefHeading__35624716" text:style-name="Index_20_Link" text:visited-style-name="Index_20_Link">Compilation<text:tab/>55</text:a></text:p>
          <text:p text:style-name="P21"><text:a xlink:type="simple" xlink:href="#__RefHeading__16332_1510295094" text:style-name="Index_20_Link" text:visited-style-name="Index_20_Link">Development<text:tab/>58</text:a></text:p>
          <text:p text:style-name="P22"><text:a xlink:type="simple" xlink:href="#__RefHeading__31406103" text:style-name="Index_20_Link" text:visited-style-name="Index_20_Link">Frequently asked questions<text:tab/>58</text:a></text:p>
          <text:p text:style-name="P22"><text:a xlink:type="simple" xlink:href="#__RefHeading__16334_1510295094" text:style-name="Index_20_Link" text:visited-style-name="Index_20_Link">Contact and bug reports<text:tab/>64</text:a></text:p>
          <text:p text:style-name="P22"><text:a xlink:type="simple" xlink:href="#__RefHeading__16336_1510295094" text:style-name="Index_20_Link" text:visited-style-name="Index_20_Link">License<text:tab/>65</text:a></text:p>
          <text:p text:style-name="P22"><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ext:soft-page-break/>Table 4: Server ports<text:tab/>17</text:p>
          <text:p text:style-name="P19">Table 5: Archive file name macros<text:tab/>26</text:p>
          <text:p text:style-name="P19">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3" text:outline-level="1"/>
      <text:h text:style-name="P3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17460583" text:style-name="L1">
        <text:list-item>
          <text:p text:style-name="P57">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store extended file attributes (EAs),</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lzo, lz4,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SFTP, or WebDAV,</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multi-core support for compression and encryption,</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713971098" text:style-name="L2">
        <text:list-item>
          <text:p text:style-name="P58">glibc 2.3.2 or higher</text:p>
        </text:list-item>
      </text:list>
      <text:list xml:id="list181230957" text:style-name="L3">
        <text:list-item>
          <text:p text:style-name="P38">BAR binary</text:p>
        </text:list-item>
        <text:list-item>
          <text:p text:style-name="P48">JRE 1.6 or newer [<text:reference-ref text:reference-format="text" text:ref-name="JRE">JRE, JDK</text:reference-ref>] (for graphical font end only)</text:p>
        </text:list-item>
      </text:list>
      <text:p text:style-name="Text_20_body_20_Start">Optional external tools for creating CDs/DVDs/BDs with BAR:</text:p>
      <text:list xml:id="list115107141"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267110580" text:style-name="L5">
        <text:list-item>
          <text:p text:style-name="P60">C development environment with gcc (mandatory), GNU make</text:p>
        </text:list-item>
        <text:list-item>
          <text:p text:style-name="P60">m4</text:p>
        </text:list-item>
        <text:list-item>
          <text:p text:style-name="P40">perl</text:p>
        </text:list-item>
        <text:list-item>
          <text:p text:style-name="P40">zlib library [<text:reference-ref text:reference-format="text" text:ref-name="zlib">zlib</text:reference-ref>]</text:p>
        </text:list-item>
        <text:list-item>
          <text:p text:style-name="P50">JDK 1.6 [<text:reference-ref text:reference-format="text" text:ref-name="JRE">JRE, JDK</text:reference-ref>]</text:p>
        </text:list-item>
      </text:list>
      <text:p text:style-name="Text_20_body_20_Start">Optional for compilation are:</text:p>
      <text:list xml:id="list1782167738"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lzo library [<text:reference-ref text:reference-format="text" text:ref-name="LZO">LZO</text:reference-ref>]</text:p>
        </text:list-item>
        <text:list-item>
          <text:p text:style-name="P28">lz4 library [<text:reference-ref text:reference-format="text" text:ref-name="LZ4">LZ4</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libbfd [<text:reference-ref text:reference-format="text" text:ref-name="binutils">binutils</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6</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6</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1846931098" text:style-name="L7">
        <text:list-item>
          <text:p text:style-name="P61">&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501839486" text:style-name="L8">
        <text:list-item>
          <text:p text:style-name="P27">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670814380" text:style-name="L9">
        <text:list-item>
          <text:p text:style-name="P62">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2">reiserFS (version 3.5/3.6)</text:p>
        </text:list-item>
      </text:list>
      <text:p text:style-name="Text_20_body_20_Start">Experimental supported file systems are:</text:p>
      <text:list xml:id="list155104518" text:continue-numbering="true" text:style-name="L9">
        <text:list-item>
          <text:p text:style-name="P36">ext4</text:p>
        </text:list-item>
      </text:list>
      <text:p text:style-name="Text_20_body_20_Start">Experimental, but no longer supported files systems are:</text:p>
      <text:list xml:id="list1458337509" text:continue-numbering="true" text:style-name="L9">
        <text:list-item>
          <text:p text:style-name="P36">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soft-page-break/><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288891926" text:style-name="L10">
        <text:list-item>
          <text:p text:style-name="P30">Incremental archives: contain all changed files, directories, links, hard links and special files since the last incremental archive was created.</text:p>
        </text:list-item>
        <text:list-item>
          <text:p text:style-name="P30">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oft-page-break/><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215097689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text:soft-page-break/>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53032824"/><text:alphabetical-index-mark-start text:id="IMark53095000"/>URI<text:alphabetical-index-mark-end text:id="IMark53095000"/><text:alphabetical-index-mark-end text:id="IMark5303282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text:soft-page-break/>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608808179" text:continue-numbering="true" text:style-name="List_20_1">
        <text:list-item>
          <text:p text:style-name="P66">the archive files are stored either in the file system, on a ftp server, scp/sftp server, or wedav server and</text:p>
        </text:list-item>
        <text:list-item>
          <text:p text:style-name="P46">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2174104521" text:style-name="L11">
        <text:list-item>
          <text:p text:style-name="P31">normal: create an archive with all entries as specified in the job. Do not read or create any incremental data files.</text:p>
        </text:list-item>
        <text:list-item>
          <text:p text:style-name="P31"><text:soft-page-break/>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271550549" text:style-name="L12">
        <text:list-item>
          <text:p text:style-name="P63">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42591096"/>--create<text:alphabetical-index-mark-end text:id="IMark42591096"/>, <text:alphabetical-index-mark-start text:id="IMark48007176"/>-c<text:alphabetical-index-mark-end text:id="IMark48007176"/></text:p>
      <text:p text:style-name="Option_20_Start">Create an archive with files, directories, links, hardlinks and special files like device-, pipes- and sockets-descriptors.</text:p>
      <text:p text:style-name="Option_20_title"><text:alphabetical-index-mark-start text:id="IMark42601848"/>--image<text:alphabetical-index-mark-end text:id="IMark42601848"/>, <text:alphabetical-index-mark-start text:id="IMark48790952"/>-m<text:alphabetical-index-mark-end text:id="IMark48790952"/></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48010792"/>--list<text:alphabetical-index-mark-end text:id="IMark48010792"/>, <text:alphabetical-index-mark-start text:id="IMark63853896"/>-l<text:alphabetical-index-mark-end text:id="IMark638538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2819960"/>--test<text:alphabetical-index-mark-end text:id="IMark52819960"/>, <text:alphabetical-index-mark-start text:id="IMark61069208"/>-t<text:alphabetical-index-mark-end text:id="IMark61069208"/></text:p>
      <text:p text:style-name="Option_20_Start">Test content integrity of archives.</text:p>
      <text:p text:style-name="Option_20_title"><text:alphabetical-index-mark-start text:id="IMark42162696"/>--compare<text:alphabetical-index-mark-end text:id="IMark42162696"/>, <text:alphabetical-index-mark-start text:id="IMark42649736"/>-d<text:alphabetical-index-mark-end text:id="IMark42649736"/></text:p>
      <text:p text:style-name="Option_20_Start">Compare content of archives with content in file system.</text:p>
      <text:p text:style-name="Option_20_title"><text:alphabetical-index-mark-start text:id="IMark48007176"/>--extract<text:alphabetical-index-mark-end text:id="IMark48007176"/>, <text:alphabetical-index-mark-start text:id="IMark42591096"/>-x<text:alphabetical-index-mark-end text:id="IMark42591096"/></text:p>
      <text:p text:style-name="Option_20_Start">Extract content of archives.</text:p>
      <text:p text:style-name="Option_20_title"><text:alphabetical-index-mark-start text:id="IMark48790952"/>--generate-keys<text:alphabetical-index-mark-end text:id="IMark4879095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42601848"/>--generate-keys-bits<text:alphabetical-index-mark-end text:id="IMark42601848"/>=&lt;n&gt;</text:p>
      <text:p text:style-name="Option_20_Start">Specify number of bits to use for a RSA key pair. It can be 1024, 2048 or 3072 bits. Default value are 2048 bits.</text:p>
      <text:p text:style-name="Option_20_title"><text:soft-page-break/><text:alphabetical-index-mark-start text:id="IMark53352744"/>--pre-command<text:alphabetical-index-mark-end text:id="IMark53352744"/>=&lt;command&gt;</text:p>
      <text:p text:style-name="Option_20_Start">Command to execute before a job is started.</text:p>
      <text:p text:style-name="Option_20_Start">Available macros: %name.</text:p>
      <text:p text:style-name="Option_20_title"><text:alphabetical-index-mark-start text:id="IMark63853896"/>--post-command<text:alphabetical-index-mark-end text:id="IMark63853896"/>=&lt;command&gt;</text:p>
      <text:p text:style-name="Option_20_Start">Command to execute after a job terminated.</text:p>
      <text:p text:style-name="Option_20_Start">Available macros: %name.</text:p>
      <text:p text:style-name="Option_20_title"><text:alphabetical-index-mark-start text:id="IMark48010792"/>--mount-device<text:alphabetical-index-mark-end text:id="IMark4801079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2819960"/>--include<text:alphabetical-index-mark-end text:id="IMark52819960"/>=&lt;pattern&gt;, <text:alphabetical-index-mark-start text:id="IMark53399912"/>-#<text:alphabetical-index-mark-end text:id="IMark53399912"/></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1069208"/>--exclude<text:alphabetical-index-mark-end text:id="IMark61069208"/>=&lt;pattern&gt;, <text:alphabetical-index-mark-start text:id="IMark53399912"/>-!<text:alphabetical-index-mark-end text:id="IMark53399912"/></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start text:name="__RefHeading__16294_1510295094"/>Incremental/Differential archives<text:bookmark-end text:name="__RefHeading__16294_1510295094"/></text:h>
      <text:p text:style-name="P15"><text:alphabetical-index-mark-start text:id="IMark42194696"/>--normal<text:alphabetical-index-mark-end text:id="IMark42194696"/></text:p>
      <text:p text:style-name="Option_20_Start">Create a normal archive. No incremental data is used or stored.</text:p>
      <text:p text:style-name="Option_20_title"><text:alphabetical-index-mark-start text:id="IMark64558552"/><text:span text:style-name="T4">--full</text:span><text:alphabetical-index-mark-end text:id="IMark64558552"/><text:span text:style-name="T4">, </text:span><text:alphabetical-index-mark-start text:id="IMark42649736"/><text:span text:style-name="T4">-f</text:span><text:alphabetical-index-mark-end text:id="IMark42649736"/></text:p>
      <text:p text:style-name="Option_20_Start">Create a full archive and store incremental data.</text:p>
      <text:p text:style-name="Option_20_title"><text:alphabetical-index-mark-start text:id="IMark48007176"/><text:span text:style-name="T4">--incremental</text:span><text:alphabetical-index-mark-end text:id="IMark48007176"/><text:span text:style-name="T4">, </text:span><text:alphabetical-index-mark-start text:id="IMark64584216"/><text:span text:style-name="T4">-i</text:span><text:alphabetical-index-mark-end text:id="IMark6458421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3853896"/><text:span text:style-name="T4">--incremental-list-file</text:span><text:alphabetical-index-mark-end text:id="IMark63853896"/><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64077688"/>--differential<text:alphabetical-index-mark-end text:id="IMark64077688"/></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2819960"/>--compress-algorithm<text:alphabetical-index-mark-end text:id="IMark52819960"/>, <text:alphabetical-index-mark-start text:id="IMark42194696"/>-z<text:alphabetical-index-mark-end text:id="IMark42194696"/></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3352744"/>--compress-min-size<text:alphabetical-index-mark-end text:id="IMark5335274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42591096"/>--compress-exclude<text:alphabetical-index-mark-end text:id="IMark425910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53404696"/>--crypt-algorithm<text:alphabetical-index-mark-end text:id="IMark53404696"/>, <text:alphabetical-index-mark-start text:id="IMark64079256"/>-y<text:alphabetical-index-mark-end text:id="IMark6407925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3396328"/>--crypt-type<text:alphabetical-index-mark-end text:id="IMark53396328"/>=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42601848"/>--crypt-password<text:alphabetical-index-mark-end text:id="IMark4260184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4077688"/>--crypt-public-key<text:alphabetical-index-mark-end text:id="IMark64077688"/>=&lt;file name&gt;</text:p>
      <text:p text:style-name="Option_20_Start">Name of file with the RSA encryption public key.</text:p>
      <text:p text:style-name="Option_20_title"><text:alphabetical-index-mark-start text:id="IMark63853896"/>--crypt-private-key<text:alphabetical-index-mark-end text:id="IMark6385389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48790952"/>--archive-part-size<text:alphabetical-index-mark-end text:id="IMark48790952"/>=&lt;size&gt;, <text:alphabetical-index-mark-start text:id="IMark53415336"/>-s<text:alphabetical-index-mark-end text:id="IMark5341533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53415336"/>--file-write-pre-command<text:alphabetical-index-mark-end text:id="IMark5341533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48010792"/>--file-write-post-command<text:alphabetical-index-mark-end text:id="IMark4801079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3399912"/>--ftp-login-name<text:alphabetical-index-mark-end text:id="IMark53399912"/>=&lt;name&gt;</text:p>
      <text:p text:style-name="Option_20_Start">Specify the general FTP login name.</text:p>
      <text:p text:style-name="Option_20_title"><text:alphabetical-index-mark-start text:id="IMark48790952"/>--ftp-password<text:alphabetical-index-mark-end text:id="IMark48790952"/>=&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48790952"/>--ftp-max-connections<text:alphabetical-index-mark-end text:id="IMark48790952"/>=&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53399912"/>--ftp-write-pre-command<text:alphabetical-index-mark-end text:id="IMark53399912"/>=&lt;command&gt;</text:p>
      <text:p text:style-name="Option_20_Start">Command to execute before file is transmitted to FTP server.</text:p>
      <text:p text:style-name="Option_20_Start">Available macros: %file, %number.</text:p>
      <text:p text:style-name="Option_20_title"><text:alphabetical-index-mark-start text:id="IMark48007176"/>--ftp-write-post-command<text:alphabetical-index-mark-end text:id="IMark4800717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48007176"/>--ssh-port<text:alphabetical-index-mark-end text:id="IMark48007176"/>=&lt;n&gt;</text:p>
      <text:p text:style-name="Option_20_Start">Specify ssh port to use. Default is 22.</text:p>
      <text:p text:style-name="Option_20_title"><text:alphabetical-index-mark-start text:id="IMark42649736"/>--ssh-login-name<text:alphabetical-index-mark-end text:id="IMark42649736"/>=&lt;name&gt;</text:p>
      <text:p text:style-name="Option_20_Start">Specify the default ssh login name.</text:p>
      <text:p text:style-name="Option_20_title"><text:alphabetical-index-mark-start text:id="IMark48007176"/>--ssh-password<text:alphabetical-index-mark-end text:id="IMark4800717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1069208"/>--ssh-public-key<text:alphabetical-index-mark-end text:id="IMark61069208"/>=&lt;file name&gt;</text:p>
      <text:p text:style-name="Option_20_Start">Specify the file name with the ssh public key.</text:p>
      <text:p text:style-name="Option_20_title"><text:alphabetical-index-mark-start text:id="IMark64077688"/>--ssh-private-key<text:alphabetical-index-mark-end text:id="IMark64077688"/>=&lt;file name&gt;</text:p>
      <text:p text:style-name="Option_20_Start">Specify the file name with the ssh private key.</text:p>
      <text:p text:style-name="Option_20_title"><text:alphabetical-index-mark-start text:id="IMark53399912"/>--ssh-max-connections<text:alphabetical-index-mark-end text:id="IMark53399912"/>=&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64123480"/>--scp-write-pre-command<text:alphabetical-index-mark-end text:id="IMark64123480"/>=&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64077688"/>--scp-write-post-command<text:alphabetical-index-mark-end text:id="IMark6407768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3853896"/>--sftp-write-pre-command<text:alphabetical-index-mark-end text:id="IMark638538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4077688"/>--sftp-write-post-command<text:alphabetical-index-mark-end text:id="IMark640776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48790952"/>‑‑webdav-login<text:alphabetical-index-mark-end text:id="IMark48790952"/>=&lt;name&gt;</text:p>
      <text:p text:style-name="Option_20_Start">Specify the default WebDAV login name.</text:p>
      <text:p text:style-name="Option_20_title"><text:alphabetical-index-mark-start text:id="IMark64123240"/>‑‑webdav-password<text:alphabetical-index-mark-end text:id="IMark6412324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8007176"/>--webdav-max-connections<text:alphabetical-index-mark-end text:id="IMark48007176"/>=&lt;n&gt;</text:p>
      <text:p text:style-name="Option_20_note">Specify the max. number of concurrent connections for this WebDAV server.</text:p>
      <text:p text:style-name="Option_20_title"><text:bookmark-start text:name="__DdeLink__6762_909302912"/><text:alphabetical-index-mark-start text:id="IMark48790952"/>--webdav-write-pre-command<text:alphabetical-index-mark-end text:id="IMark4879095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4123480"/>--webdav-write-post-command<text:alphabetical-index-mark-end text:id="IMark6412348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48007176"/>--cd-device<text:alphabetical-index-mark-end text:id="IMark48007176"/>=&lt;device name&gt;, <text:alphabetical-index-mark-start text:id="IMark64600872"/>--dvd-device<text:alphabetical-index-mark-end text:id="IMark64600872"/>=&lt;device name&gt;, <text:alphabetical-index-mark-start text:id="IMark63853896"/>--bd-device<text:alphabetical-index-mark-end text:id="IMark63853896"/>=&lt;device name&gt;</text:p>
      <text:p text:style-name="Option_20_Start">Default device name for creating Cds/BDs/DVDs.</text:p>
      <text:p text:style-name="Option_20_title"><text:alphabetical-index-mark-start text:id="IMark63853896"/>--cd-request-volume-command<text:alphabetical-index-mark-end text:id="IMark63853896"/>=&lt;command&gt;, <text:alphabetical-index-mark-start text:id="IMark48007176"/>--dvd-request-volume-command<text:alphabetical-index-mark-end text:id="IMark48007176"/>=&lt;command&gt;, <text:alphabetical-index-mark-start text:id="IMark66461096"/>--bd-request-volume-command<text:alphabetical-index-mark-end text:id="IMark66461096"/>=&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64123480"/>--cd-unload-volume-command<text:alphabetical-index-mark-end text:id="IMark64123480"/>=&lt;command&gt;, <text:alphabetical-index-mark-start text:id="IMark66461096"/>--dvd-unload-volume-command<text:alphabetical-index-mark-end text:id="IMark66461096"/>=&lt;command&gt;, <text:alphabetical-index-mark-start text:id="IMark48790952"/>--bd-unload-volume-command<text:alphabetical-index-mark-end text:id="IMark4879095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4535192"/>--cd-load-volume-command<text:alphabetical-index-mark-end text:id="IMark64535192"/>=&lt;command&gt;, <text:alphabetical-index-mark-start text:id="IMark48790952"/>--dvd-load-volume-command<text:alphabetical-index-mark-end text:id="IMark48790952"/>=&lt;command&gt;, <text:alphabetical-index-mark-start text:id="IMark48007176"/>--bd-load-volume-command<text:alphabetical-index-mark-end text:id="IMark4800717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48007176"/>--cd-volume-size<text:alphabetical-index-mark-end text:id="IMark48007176"/>=<text:bookmark-start text:name="__DdeLink__5568_1180582065"/>&lt;n&gt;[G|M|K], <text:alphabetical-index-mark-start text:id="IMark44183480"/>--dvd-volume-size<text:alphabetical-index-mark-end text:id="IMark44183480"/>=&lt;n&gt;[G|M|K], <text:alphabetical-index-mark-start text:id="IMark64651000"/>--bd-volume-size<text:alphabetical-index-mark-end text:id="IMark6465100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48790952"/>--cd-image-pre-command<text:alphabetical-index-mark-end text:id="IMark48790952"/>=&lt;command&gt;, <text:alphabetical-index-mark-start text:id="IMark66461096"/>--dvd-image-pre-command<text:alphabetical-index-mark-end text:id="IMark66461096"/>=&lt;command&gt;, <text:alphabetical-index-mark-start text:id="IMark53248728"/>--bd-image-pre-command<text:alphabetical-index-mark-end text:id="IMark5324872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3830744"/>--cd-image-post-command<text:alphabetical-index-mark-end text:id="IMark63830744"/>=&lt;command&gt;, <text:alphabetical-index-mark-start text:id="IMark53248728"/>--dvd-image-post-command<text:alphabetical-index-mark-end text:id="IMark53248728"/>=&lt;command&gt;, <text:alphabetical-index-mark-start text:id="IMark44183480"/>--bd-image-post-command<text:alphabetical-index-mark-end text:id="IMark4418348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6461096"/>--cd-image-command<text:alphabetical-index-mark-end text:id="IMark66461096"/>=&lt;command&gt;, <text:alphabetical-index-mark-start text:id="IMark48007176"/>--dvd-image-command<text:alphabetical-index-mark-end text:id="IMark48007176"/>=&lt;command&gt;, <text:alphabetical-index-mark-start text:id="IMark48790952"/>--bd-image-command<text:alphabetical-index-mark-end text:id="IMark48790952"/>=&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4584008"/>--cd-ecc-pre-command<text:alphabetical-index-mark-end text:id="IMark64584008"/>=&lt;command&gt;, <text:alphabetical-index-mark-start text:id="IMark48007176"/>--dvd-ecc-pre-command<text:alphabetical-index-mark-end text:id="IMark48007176"/>=&lt;command&gt;, <text:alphabetical-index-mark-start text:id="IMark48790952"/>--bd-ecc-pre-command<text:alphabetical-index-mark-end text:id="IMark48790952"/>=&lt;command&gt;</text:p>
      <text:p text:style-name="Option_20_Start">Command to execute before error correction codes (ecc) are added to a CD/DVD/BD image.</text:p>
      <text:p text:style-name="Option_20_title"><text:soft-page-break/><text:alphabetical-index-mark-start text:id="IMark53248728"/>--cd-ecc-post-command<text:alphabetical-index-mark-end text:id="IMark53248728"/>=&lt;command&gt;, <text:alphabetical-index-mark-start text:id="IMark44183480"/>--dvd-ecc-post-command<text:alphabetical-index-mark-end text:id="IMark44183480"/>=&lt;command&gt;, <text:alphabetical-index-mark-start text:id="IMark64614280"/>--bd-ecc-post-command<text:alphabetical-index-mark-end text:id="IMark64614280"/>=&lt;command&gt;</text:p>
      <text:p text:style-name="Option_20_Start">Command to execute after error correction codes (ecc) are added to a CD/DVD/BD image.</text:p>
      <text:p text:style-name="Option_20_title"><text:alphabetical-index-mark-start text:id="IMark48790952"/>--cd-ecc-command<text:alphabetical-index-mark-end text:id="IMark48790952"/>=&lt;command&gt;, <text:alphabetical-index-mark-start text:id="IMark48007176"/>--dvd-ecc-command<text:alphabetical-index-mark-end text:id="IMark48007176"/>=&lt;command&gt;, <text:alphabetical-index-mark-start text:id="IMark64595272"/>--bd-ecc-command<text:alphabetical-index-mark-end text:id="IMark6459527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4183480"/>--cd-write-pre-command<text:alphabetical-index-mark-end text:id="IMark44183480"/>=&lt;command&gt;, <text:alphabetical-index-mark-start text:id="IMark53248728"/>--dvd-write-pre-command<text:alphabetical-index-mark-end text:id="IMark53248728"/>=&lt;command&gt;, <text:alphabetical-index-mark-start text:id="IMark63830744"/>--bd-write-pre-command<text:alphabetical-index-mark-end text:id="IMark63830744"/>=&lt;command&gt;</text:p>
      <text:p text:style-name="Option_20_Start">Command to execute before CD/DVD/BD image is written.</text:p>
      <text:p text:style-name="Option_20_title"><text:alphabetical-index-mark-start text:id="IMark64595272"/>--cd-write-post-command<text:alphabetical-index-mark-end text:id="IMark64595272"/>=&lt;command&gt;, <text:alphabetical-index-mark-start text:id="IMark48007176"/>--dvd-write-post-command<text:alphabetical-index-mark-end text:id="IMark48007176"/>=&lt;command&gt;, <text:alphabetical-index-mark-start text:id="IMark48790952"/>--bd-write-post-command<text:alphabetical-index-mark-end text:id="IMark48790952"/>=&lt;command&gt;</text:p>
      <text:p text:style-name="Option_20_Start">Command to execute after CD/DVD/BD image is written.</text:p>
      <text:p text:style-name="Option_20_title"><text:alphabetical-index-mark-start text:id="IMark64614280"/>--cd-write-command<text:alphabetical-index-mark-end text:id="IMark64614280"/>=&lt;command&gt;, <text:alphabetical-index-mark-start text:id="IMark66461096"/>--dvd-write-command<text:alphabetical-index-mark-end text:id="IMark66461096"/>=&lt;command&gt;, <text:alphabetical-index-mark-start text:id="IMark64584008"/>--bd-write-command<text:alphabetical-index-mark-end text:id="IMark64584008"/>=&lt;command&gt;</text:p>
      <text:p text:style-name="Option_20_Start">Command to write on CD/DVD/BD.</text:p>
      <text:p text:style-name="Option_20_Start">Available macros: %device, %file, %image, %sectors, %number.</text:p>
      <text:p text:style-name="Option_20_title"><text:alphabetical-index-mark-start text:id="IMark64545944"/>--cd-write-image-command<text:alphabetical-index-mark-end text:id="IMark64545944"/>=&lt;command&gt;, <text:alphabetical-index-mark-start text:id="IMark63830744"/>--dvd-write-image-command<text:alphabetical-index-mark-end text:id="IMark63830744"/>=&lt;command&gt;, <text:alphabetical-index-mark-start text:id="IMark44180024"/>--bd-write-image-command<text:alphabetical-index-mark-end text:id="IMark4418002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48790952"/>--device<text:alphabetical-index-mark-end text:id="IMark48790952"/>=&lt;device name&gt;</text:p>
      <text:p text:style-name="Option_20_Start">Specify default device name.</text:p>
      <text:p text:style-name="Option_20_title"><text:alphabetical-index-mark-start text:id="IMark64595272"/>--device-request-volume-command<text:alphabetical-index-mark-end text:id="IMark64595272"/>=&lt;command&gt;</text:p>
      <text:p text:style-name="Option_20_Start">Command to request new volume for device.</text:p>
      <text:p text:style-name="Option_20_title"><text:alphabetical-index-mark-start text:id="IMark64614280"/>--device-load-volume-command<text:alphabetical-index-mark-end text:id="IMark64614280"/>=&lt;command&gt;</text:p>
      <text:p text:style-name="Option_20_Start">Command to load volume for device.</text:p>
      <text:p text:style-name="Option_20_title"><text:alphabetical-index-mark-start text:id="IMark63830744"/>--device-unload-volume-command<text:alphabetical-index-mark-end text:id="IMark63830744"/>=&lt;command&gt;</text:p>
      <text:p text:style-name="Option_20_Start">Command to unload volume from device.</text:p>
      <text:p text:style-name="Option_20_title"><text:alphabetical-index-mark-start text:id="IMark44183480"/>--device-volume-size<text:alphabetical-index-mark-end text:id="IMark44183480"/>=&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48007176"/>--device-image-pre-command<text:alphabetical-index-mark-end text:id="IMark4800717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3830744"/>--device-image-post-command<text:alphabetical-index-mark-end text:id="IMark6383074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6461096"/>--device-image-command<text:alphabetical-index-mark-end text:id="IMark66461096"/>=&lt;command&gt;</text:p>
      <text:p text:style-name="Option_20_Start">Command to create a device image.</text:p>
      <text:p text:style-name="Option_20_Start">Available macros: %device, %file, %image, %number.</text:p>
      <text:p text:style-name="Option_20_title"><text:alphabetical-index-mark-start text:id="IMark63830744"/>--device-ecc-pre-command<text:alphabetical-index-mark-end text:id="IMark638307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6461096"/>--device-ecc-post-command<text:alphabetical-index-mark-end text:id="IMark66461096"/>=&lt;command&gt;</text:p>
      <text:p text:style-name="Option_20_Start">Command to execute after error correction codes (ecc) are added to a device image.</text:p>
      <text:p text:style-name="Option_20_Start">Note: Still not implemented!</text:p>
      <text:p text:style-name="Option_20_title"><text:alphabetical-index-mark-start text:id="IMark64595272"/>--device-ecc-command<text:alphabetical-index-mark-end text:id="IMark64595272"/>=&lt;command&gt;</text:p>
      <text:p text:style-name="Option_20_Start">Command to added error correction codes (ecc) to a device image.</text:p>
      <text:p text:style-name="Option_20_Start">Note: Still not implemented!</text:p>
      <text:p text:style-name="Option_20_title"><text:alphabetical-index-mark-start text:id="IMark53322136"/>--device-write-pre-command<text:alphabetical-index-mark-end text:id="IMark53322136"/>=&lt;command&gt;</text:p>
      <text:p text:style-name="Option_20_Start">Command to execute before device image is written.</text:p>
      <text:p text:style-name="Option_20_Start">Available macros: %device, %file, %image, %number.</text:p>
      <text:p text:style-name="Option_20_title"><text:alphabetical-index-mark-start text:id="IMark64614280"/>--device-write-post-command<text:alphabetical-index-mark-end text:id="IMark64614280"/>=&lt;command&gt;</text:p>
      <text:p text:style-name="Option_20_Start">Command to execute after device image is written.</text:p>
      <text:p text:style-name="Option_20_Start">Available macros: %device, %file, %image, %number.</text:p>
      <text:p text:style-name="Option_20_title"><text:alphabetical-index-mark-start text:id="IMark63830744"/>--device-write-command<text:alphabetical-index-mark-end text:id="IMark6383074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4595272"/>--directory-strip<text:alphabetical-index-mark-end text:id="IMark64595272"/>=&lt;n&gt;, <text:alphabetical-index-mark-start text:id="IMark44183480"/>-p<text:alphabetical-index-mark-end text:id="IMark44183480"/>=&lt;n&gt;</text:p>
      <text:p text:style-name="Option_20_Start">Strip specified number of directory levels from file names of restored files.</text:p>
      <text:p text:style-name="Option_20_title"><text:soft-page-break/><text:alphabetical-index-mark-start text:id="IMark44183480"/>--destination<text:alphabetical-index-mark-end text:id="IMark44183480"/>=&lt;path&gt;</text:p>
      <text:p text:style-name="Option_20_Start">Restore files into specified path.</text:p>
      <text:p text:style-name="Option_20_title"><text:alphabetical-index-mark-start text:id="IMark64614280"/>--owner<text:alphabetical-index-mark-end text:id="IMark6461428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4614280"/>--daemon<text:alphabetical-index-mark-end text:id="IMark64614280"/></text:p>
      <text:p text:style-name="Option_20_Start">Run BAR in daemon mode (as a server).</text:p>
      <text:p text:style-name="Option_20_title"><text:alphabetical-index-mark-start text:id="IMark53322136"/>--no-detach<text:alphabetical-index-mark-end text:id="IMark53322136"/>, <text:alphabetical-index-mark-start text:id="IMark64595272"/>-D<text:alphabetical-index-mark-end text:id="IMark64595272"/></text:p>
      <text:p text:style-name="Option_20_Start">Do not detach process when running in daemon mode.</text:p>
      <text:p text:style-name="Option_20_title"><text:alphabetical-index-mark-start text:id="IMark44183480"/>--server-port<text:alphabetical-index-mark-end text:id="IMark44183480"/>=&lt;n&gt;</text:p>
      <text:p text:style-name="Option_20_Start">Specify server port to use. Default is: 38523.</text:p>
      <text:p text:style-name="Option_20_title"><text:alphabetical-index-mark-start text:id="IMark64584008"/>--server-tls-port<text:alphabetical-index-mark-end text:id="IMark64584008"/>=&lt;n&gt;</text:p>
      <text:p text:style-name="Option_20_Start">Specify TLS (SSL) server port to use. Default is: 38524.</text:p>
      <text:p text:style-name="Option_20_title"><text:alphabetical-index-mark-start text:id="IMark44183480"/>--server-ca-file<text:alphabetical-index-mark-end text:id="IMark4418348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44183480"/>--server-cert-file<text:alphabetical-index-mark-end text:id="IMark44183480"/>=&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53266536"/>--server-key-file<text:alphabetical-index-mark-end text:id="IMark53266536"/>=&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44183480"/>--server-password<text:alphabetical-index-mark-end text:id="IMark4418348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44183480"/>--server-jobs-directory<text:alphabetical-index-mark-end text:id="IMark44183480"/>=&lt;path name&gt;</text:p>
      <text:p text:style-name="Option_20_Start">Specify server jobs directory. Default is: <text:span text:style-name="Filename"><text:span text:style-name="T4">/etc/bar/jobs</text:span></text:span>.</text:p>
      <text:p text:style-name="Option_20_title"><text:alphabetical-index-mark-start text:id="IMark64563160"/>--nice-level<text:alphabetical-index-mark-end text:id="IMark64563160"/>=&lt;n&gt;</text:p>
      <text:p text:style-name="Option_20_Start">Specify the nice-level the server should run. On Linux the nice level may be 0 (not nice) to 19 (very nice).</text:p>
      <text:p text:style-name="Option_20_title"><text:soft-page-break/><text:alphabetical-index-mark-start text:id="IMark64560024"/>--max-band-width<text:alphabetical-index-mark-end text:id="IMark64560024"/>=<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516896850" text:style-name="L13">
        <text:list-item>
          <text:p text:style-name="P47"><text:bookmark-start text:name="__DdeLink__7433_664228686"/>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44183480"/>--remote-bar-executable<text:alphabetical-index-mark-end text:id="IMark44183480"/>=&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44183480"/>--index-database<text:alphabetical-index-mark-end text:id="IMark44183480"/>=&lt;file name&gt;</text:p>
      <text:p text:style-name="Option_20_Start">Specify the file name of the internal index database. Default is: <text:span text:style-name="Filename">/var/lib/bar/index.db</text:span>.</text:p>
      <text:p text:style-name="Option_20_title"><text:alphabetical-index-mark-start text:id="IMark53236360"/>--index-database-auto-update<text:alphabetical-index-mark-end text:id="IMark53236360"/></text:p>
      <text:p text:style-name="Option_20_Start">Enable automatically update index database with archives found on the file system or some remote server.</text:p>
      <text:p text:style-name="Option_20_title"><text:alphabetical-index-mark-start text:id="IMark53299608"/>--index-database-max-band-width<text:alphabetical-index-mark-end text:id="IMark532996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2041626" text:continue-numbering="true" text:style-name="L13">
        <text:list-item>
          <text:p text:style-name="P47"><text:bookmark-start text:name="__DdeLink__7433_6642286862"/>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44183480"/>--index-database-keep-time<text:alphabetical-index-mark-end text:id="IMark4418348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3355448"/>--no-index-database<text:alphabetical-index-mark-end text:id="IMark53355448"/></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53355448"/>--log<text:alphabetical-index-mark-end text:id="IMark5335544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3575704"/>--log-file<text:alphabetical-index-mark-end text:id="IMark5357570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4127528"/>--log-post-command<text:alphabetical-index-mark-end text:id="IMark6412752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44183480"/>--config<text:alphabetical-index-mark-end text:id="IMark44183480"/>=&lt;file name&gt;</text:p>
      <text:p text:style-name="Option_20_Start">Read configuration from the specified file.</text:p>
      <text:p text:style-name="Option_20_title"><text:alphabetical-index-mark-start text:id="IMark64078888"/>--tmp-directory<text:alphabetical-index-mark-end text:id="IMark64078888"/>=&lt;path&gt;</text:p>
      <text:p text:style-name="Option_20_Start">Use the specified directory for temporary files.</text:p>
      <text:p text:style-name="Option_20_title"><text:alphabetical-index-mark-start text:id="IMark53575704"/>--max-tmp-size<text:alphabetical-index-mark-end text:id="IMark5357570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44183480"/>--pid-file<text:alphabetical-index-mark-end text:id="IMark44183480"/>=&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4078888"/>--group<text:alphabetical-index-mark-end text:id="IMark64078888"/>, <text:alphabetical-index-mark-start text:id="IMark53575704"/>-g<text:alphabetical-index-mark-end text:id="IMark53575704"/></text:p>
      <text:p text:style-name="Option_20_Start">Group files when listing archive content. </text:p>
      <text:p text:style-name="Option_20_title"><text:alphabetical-index-mark-start text:id="IMark64127528"/>--all<text:alphabetical-index-mark-end text:id="IMark64127528"/></text:p>
      <text:p text:style-name="Option_20_Start">Show all files, not only the newest version of a file when listing archive content.</text:p>
      <text:p text:style-name="Option_20_title"><text:alphabetical-index-mark-start text:id="IMark53355448"/>--long-format<text:alphabetical-index-mark-end text:id="IMark53355448"/>, <text:alphabetical-index-mark-start text:id="IMark44183480"/>-L<text:alphabetical-index-mark-end text:id="IMark44183480"/></text:p>
      <text:p text:style-name="Option_20_Start">Use long output format when listing archive content.</text:p>
      <text:p text:style-name="Option_20_title"><text:alphabetical-index-mark-start text:id="IMark53575704"/>--human-format<text:alphabetical-index-mark-end text:id="IMark53575704"/>, <text:alphabetical-index-mark-start text:id="IMark64078888"/>-H<text:alphabetical-index-mark-end text:id="IMark64078888"/></text:p>
      <text:p text:style-name="Option_20_Start">Print sizes in human readable format (number and unit) instead of bytes.</text:p>
      <text:p text:style-name="Option_20_title"><text:alphabetical-index-mark-start text:id="IMark64127528"/>--numeric-uid-gid<text:alphabetical-index-mark-end text:id="IMark64127528"/></text:p>
      <text:p text:style-name="Option_20_Start">Print user/group ids as numbers instead resolved names.</text:p>
      <text:p text:style-name="Option_20_title"><text:alphabetical-index-mark-start text:id="IMark44183480"/>--numeric-permission<text:alphabetical-index-mark-end text:id="IMark44183480"/></text:p>
      <text:p text:style-name="Option_20_Start">Print file/directory permissions as octal numbers instead of permission text flags.</text:p>
      <text:p text:style-name="Option_20_title"><text:alphabetical-index-mark-start text:id="IMark53355448"/>--no-header-footer<text:alphabetical-index-mark-end text:id="IMark53355448"/></text:p>
      <text:p text:style-name="Option_20_Start">Suppress output of header/footer when listing archive content.</text:p>
      <text:p text:style-name="Option_20_title"><text:alphabetical-index-mark-start text:id="IMark53575704"/>--delete-old-archive-files<text:alphabetical-index-mark-end text:id="IMark53575704"/></text:p>
      <text:p text:style-name="Option_20_Start">Delete all old archive files after creating new archive files.</text:p>
      <text:p text:style-name="Option_20_title"><text:alphabetical-index-mark-start text:id="IMark44183480"/>--ignore-no-backup-file<text:alphabetical-index-mark-end text:id="IMark44183480"/></text:p>
      <text:p text:style-name="Option_20_Start">Ignore <text:span text:style-name="Filename">.nobackup</text:span>/<text:span text:style-name="Filename">.NOBACKUP</text:span> file and store directories containing this file, too.</text:p>
      <text:p text:style-name="Option_20_title"><text:alphabetical-index-mark-start text:id="IMark64127528"/>--ignore-no-dump<text:alphabetical-index-mark-end text:id="IMark6412752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4127528"/>--skip-unreadable <text:alphabetical-index-mark-end text:id="IMark64127528"/></text:p>
      <text:p text:style-name="Option_20_Start">Skip unreadable files instead of reporting an error.</text:p>
      <text:p text:style-name="Option_20_title"><text:alphabetical-index-mark-start text:id="IMark53575704"/>--force-delta-compression<text:alphabetical-index-mark-end text:id="IMark53575704"/></text:p>
      <text:p text:style-name="Option_20_Start">Enable forced delta compression. If no delta compression can be used an error is reported instead of a warning only.</text:p>
      <text:p text:style-name="Option_20_title"><text:alphabetical-index-mark-start text:id="IMark53355448"/>--raw-images<text:alphabetical-index-mark-end text:id="IMark5335544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53355448"/>--no-fragments-check<text:alphabetical-index-mark-end text:id="IMark53355448"/></text:p>
      <text:p text:style-name="Option_20_Start">Do not check if a fragmented file is complete.</text:p>
      <text:p text:style-name="Option_20_title"><text:alphabetical-index-mark-start text:id="IMark64127528"/>--overwrite-archive-files<text:alphabetical-index-mark-end text:id="IMark64127528"/>, <text:alphabetical-index-mark-start text:id="IMark53355448"/>-o<text:alphabetical-index-mark-end text:id="IMark53355448"/></text:p>
      <text:p text:style-name="Option_20_Start">Overwrite existing archive files instead of reporting an error when ab archive file already exists.</text:p>
      <text:p text:style-name="Option_20_title"><text:alphabetical-index-mark-start text:id="IMark53355448"/>--overwrite-files<text:alphabetical-index-mark-end text:id="IMark53355448"/></text:p>
      <text:p text:style-name="Option_20_Start">Overwrite existing files when restoring files instead of reporting an error.</text:p>
      <text:p text:style-name="Option_20_title"><text:alphabetical-index-mark-start text:id="IMark53575704"/>--wait-first-volume<text:alphabetical-index-mark-end text:id="IMark53575704"/></text:p>
      <text:p text:style-name="Option_20_Start">Wait for first volume (CD/DVD/BD or device). If not specified BAR assume the first CD/DVD/BD or device volume is already available.</text:p>
      <text:p text:style-name="Option_20_title"><text:alphabetical-index-mark-start text:id="IMark64128632"/>--dry-run<text:alphabetical-index-mark-end text:id="IMark6412863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4127528"/>--no-storage<text:alphabetical-index-mark-end text:id="IMark6412752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3236360"/>--no-bar-on-medium<text:alphabetical-index-mark-end text:id="IMark5323636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4127528"/>--stop-on-error<text:alphabetical-index-mark-end text:id="IMark64127528"/></text:p>
      <text:p text:style-name="Option_20_Start">Immediately stop when an error occur.</text:p>
      <text:p text:style-name="Option_20_title"><text:alphabetical-index-mark-start text:id="IMark64127528"/>--no-default-config<text:alphabetical-index-mark-end text:id="IMark64127528"/></text:p>
      <text:p text:style-name="Option_20_Start">Do not read personal configuration file <text:span text:style-name="Filename"><text:span text:style-name="T4">~/.bar/bar.cfg</text:span></text:span><text:span text:style-name="T1">.</text:span></text:p>
      <text:p text:style-name="Option_20_title"><text:alphabetical-index-mark-start text:id="IMark53575704"/><text:span text:style-name="T1">--volume-size</text:span><text:alphabetical-index-mark-end text:id="IMark53575704"/><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3575704"/>--ecc<text:alphabetical-index-mark-end text:id="IMark53575704"/></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64128632"/>--always-create-image<text:alphabetical-index-mark-end text:id="IMark64128632"/></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64128632"/><text:alphabetical-index-mark-start text:id="IMark64150616"/>--quiet<text:alphabetical-index-mark-end text:id="IMark64150616"/><text:alphabetical-index-mark-end text:id="IMark64128632"/></text:p>
      <text:p text:style-name="Option_20_Start">Be quiet and suppress any output.</text:p>
      <text:p text:style-name="Option_20_title"><text:alphabetical-index-mark-start text:id="IMark64128632"/>--verbose<text:alphabetical-index-mark-end text:id="IMark6412863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4129192"/>--version<text:alphabetical-index-mark-end text:id="IMark64129192"/></text:p>
      <text:p text:style-name="Option_20_Start">Output version of BAR.</text:p>
      <text:p text:style-name="Option_20_title"><text:alphabetical-index-mark-start text:id="IMark64129192"/>--help<text:alphabetical-index-mark-end text:id="IMark64129192"/>, <text:alphabetical-index-mark-start text:id="IMark63683784"/>-h<text:alphabetical-index-mark-end text:id="IMark63683784"/></text:p>
      <text:p text:style-name="Option_20_Start">Output help to options.</text:p>
      <text:p text:style-name="Option_20_title"><text:alphabetical-index-mark-start text:id="IMark63683784"/>--xhelp<text:alphabetical-index-mark-end text:id="IMark63683784"/></text:p>
      <text:p text:style-name="Option_20_Start">Output help to extended options.</text:p>
      <text:p text:style-name="Option_20_title"><text:alphabetical-index-mark-start text:id="IMark64129192"/>--help-internal<text:alphabetical-index-mark-end text:id="IMark641291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3893320"/>archive-name<text:alphabetical-index-mark-end text:id="IMark63893320"/>=&lt;name&gt;</text:p>
      <text:p text:style-name="Option_20_Start">Specify the archive name. Usually this configuration entry is only found in job files.</text:p>
      <text:p text:style-name="Option_20_title"><text:alphabetical-index-mark-start text:id="IMark64127912"/>archive-type<text:alphabetical-index-mark-end text:id="IMark64127912"/>=normal|full|incremental|differential</text:p>
      <text:p text:style-name="Option_20_Start">Specify the archive type to create. Usually this configuration entry is only found in job files.</text:p>
      <text:p text:style-name="Option_20_title"><text:alphabetical-index-mark-start text:id="IMark64127912"/>crypt-password-mode<text:alphabetical-index-mark-end text:id="IMark64127912"/>=default|ask|config</text:p>
      <text:p text:style-name="Option_20_Start">Specify the password mode. Usually this configuration entry is only found in job files.</text:p>
      <text:p text:style-name="Option_20_title"><text:alphabetical-index-mark-start text:id="IMark53236360"/>include-file<text:alphabetical-index-mark-end text:id="IMark53236360"/>=&lt;pattern&gt;</text:p>
      <text:p text:style-name="Option_20_Start">Include matching entries into the created archive.</text:p>
      <text:p text:style-name="Option_20_title"><text:alphabetical-index-mark-start text:id="IMark64127912"/>include-image<text:alphabetical-index-mark-end text:id="IMark64127912"/>=&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text:soft-page-break/>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text:soft-page-break/>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301587270"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text:soft-page-break/>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43510632"/><text:alphabetical-index-mark-start text:id="IMark64128408"/>--port<text:alphabetical-index-mark-end text:id="IMark64128408"/><text:alphabetical-index-mark-end text:id="IMark43510632"/>=&lt;n&gt;, <text:alphabetical-index-mark-start text:id="IMark53720200"/><text:alphabetical-index-mark-start text:id="IMark53695400"/>-p<text:alphabetical-index-mark-end text:id="IMark53695400"/><text:alphabetical-index-mark-end text:id="IMark53720200"/>=&lt;n&gt;</text:p>
      <text:p text:style-name="Option_20_Start">Server port. Default is:: 38523.</text:p>
      <text:p text:style-name="Option_20_title"><text:alphabetical-index-mark-start text:id="IMark64128408"/><text:alphabetical-index-mark-start text:id="IMark43510632"/>--tls-port<text:alphabetical-index-mark-end text:id="IMark43510632"/><text:alphabetical-index-mark-end text:id="IMark64128408"/>=&lt;n&gt;</text:p>
      <text:p text:style-name="Option_20_Start">TLS server port. Default is: 38524.</text:p>
      <text:p text:style-name="Option_20_title"><text:alphabetical-index-mark-start text:id="IMark64128408"/>‑‑password<text:alphabetical-index-mark-end text:id="IMark6412840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3510632"/>--login-dialog<text:alphabetical-index-mark-end text:id="IMark43510632"/></text:p>
      <text:p text:style-name="Option_20_Start">Force to open the login dialog.</text:p>
      <text:p text:style-name="Option_20_title"><text:alphabetical-index-mark-start text:id="IMark43510632"/><text:alphabetical-index-mark-start text:id="IMark53695576"/>--key-file<text:alphabetical-index-mark-end text:id="IMark53695576"/><text:alphabetical-index-mark-end text:id="IMark4351063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soft-page-break/><text:alphabetical-index-mark-start text:id="IMark43510632"/>--select-job<text:alphabetical-index-mark-end text:id="IMark43510632"/>=&lt;name&gt;</text:p>
      <text:p text:style-name="Option_20_Start">Select a job in the status tab.</text:p>
      <text:p text:style-name="Option_20_title"><text:alphabetical-index-mark-start text:id="IMark64128408"/><text:alphabetical-index-mark-start text:id="IMark64601112"/>--job<text:alphabetical-index-mark-end text:id="IMark64601112"/><text:alphabetical-index-mark-end text:id="IMark64128408"/>=&lt;name&gt;, <text:alphabetical-index-mark-start text:id="IMark53695576"/><text:alphabetical-index-mark-start text:id="IMark43510632"/>-j<text:alphabetical-index-mark-end text:id="IMark43510632"/><text:alphabetical-index-mark-end text:id="IMark53695576"/>=&lt;name&gt;</text:p>
      <text:p text:style-name="Option_20_Start">Start execution of job &lt;name&gt; and terminate BARControl.</text:p>
      <text:p text:style-name="Option_20_title"><text:alphabetical-index-mark-start text:id="IMark53695576"/>--archive-type<text:alphabetical-index-mark-end text:id="IMark53695576"/>=&lt;mode&gt;</text:p>
      <text:p text:style-name="Option_20_Start">Set job mode: normal, full, incremental, differential. Default is: normal.</text:p>
      <text:p text:style-name="Option_20_title"><text:alphabetical-index-mark-start text:id="IMark64128408"/><text:alphabetical-index-mark-start text:id="IMark53695576"/>--abort<text:alphabetical-index-mark-end text:id="IMark53695576"/><text:alphabetical-index-mark-end text:id="IMark64128408"/>=&lt;name&gt;</text:p>
      <text:p text:style-name="Option_20_Start">Abort execution of job &lt;name&gt; and terminate BARControl.</text:p>
      <text:p text:style-name="Option_20_title"><text:alphabetical-index-mark-start text:id="IMark53695576"/>--index-database-add<text:alphabetical-index-mark-end text:id="IMark53695576"/>=&lt;name&gt;</text:p>
      <text:p text:style-name="Option_20_Start">Add storage archive to index database and terminate BARControl.</text:p>
      <text:p text:style-name="Option_20_title"><text:alphabetical-index-mark-start text:id="IMark64601112"/>--index-database-remove<text:alphabetical-index-mark-end text:id="IMark64601112"/>=&lt;name&gt;</text:p>
      <text:p text:style-name="Option_20_Start">Remove storage archive from index database and terminate BARControl.</text:p>
      <text:p text:style-name="Option_20_title"><text:alphabetical-index-mark-start text:id="IMark64601112"/>--index-database-storage-list<text:alphabetical-index-mark-end text:id="IMark64601112"/>=&lt;pattern&gt;</text:p>
      <text:p text:style-name="Option_20_Start">List storage archives which match to pattern &lt;pattern&gt; (simple expression with * and ?) and terminate BARControl.</text:p>
      <text:p text:style-name="Option_20_title"><text:alphabetical-index-mark-start text:id="IMark64601112"/>--index-database-entries-list<text:alphabetical-index-mark-end text:id="IMark64601112"/>=&lt;pattern&gt;</text:p>
      <text:p text:style-name="Option_20_Start">List index entries which match to pattern &lt;pattern&gt; (simple expression with * and ?) and terminate BARControl.</text:p>
      <text:p text:style-name="Option_20_title"><text:alphabetical-index-mark-start text:id="IMark64601112"/>--pause<text:alphabetical-index-mark-end text:id="IMark64601112"/>=&lt;n&gt;, <text:alphabetical-index-mark-start text:id="IMark64602936"/>-t<text:alphabetical-index-mark-end text:id="IMark64602936"/>=&lt;n&gt;</text:p>
      <text:p text:style-name="Option_20_Start">Pause job execution for &lt;n&gt; seconds and terminate BARControl.</text:p>
      <text:p text:style-name="Option_20_title"><text:alphabetical-index-mark-start text:id="IMark64601112"/>--ping<text:alphabetical-index-mark-end text:id="IMark64601112"/>, <text:alphabetical-index-mark-start text:id="IMark64602792"/>-i<text:alphabetical-index-mark-end text:id="IMark64602792"/></text:p>
      <text:p text:style-name="Option_20_Start">Check connection to server and terminate BARControl.</text:p>
      <text:p text:style-name="Option_20_title"><text:alphabetical-index-mark-start text:id="IMark64601112"/>--suspend<text:alphabetical-index-mark-end text:id="IMark64601112"/>, <text:alphabetical-index-mark-start text:id="IMark64612024"/>-s<text:alphabetical-index-mark-end text:id="IMark64612024"/></text:p>
      <text:p text:style-name="Option_20_Start">Suspend job execution and terminate BARControl.</text:p>
      <text:p text:style-name="Option_20_title"><text:alphabetical-index-mark-start text:id="IMark64612024"/>--continue<text:alphabetical-index-mark-end text:id="IMark64612024"/>, <text:alphabetical-index-mark-start text:id="IMark64601112"/>-c<text:alphabetical-index-mark-end text:id="IMark64601112"/></text:p>
      <text:p text:style-name="Option_20_Start">Continue job execution and terminate BARControl.</text:p>
      <text:p text:style-name="Option_20_title"><text:alphabetical-index-mark-start text:id="IMark64601112"/>--list<text:alphabetical-index-mark-end text:id="IMark64601112"/>, <text:alphabetical-index-mark-start text:id="IMark64612024"/>-l<text:alphabetical-index-mark-end text:id="IMark64612024"/></text:p>
      <text:p text:style-name="Option_20_Start">List jobs and terminate BARControl.</text:p>
      <text:p text:style-name="Option_20_title"><text:alphabetical-index-mark-start text:id="IMark64612024"/>--version<text:alphabetical-index-mark-end text:id="IMark64612024"/></text:p>
      <text:p text:style-name="Option_20_Start">Output version of BARControl.</text:p>
      <text:p text:style-name="Option_20_title"><text:alphabetical-index-mark-start text:id="IMark53739176"/>--help<text:alphabetical-index-mark-end text:id="IMark53739176"/>, <text:alphabetical-index-mark-start text:id="IMark64612024"/>-h<text:alphabetical-index-mark-end text:id="IMark64612024"/></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4612024"/>pause-create<text:alphabetical-index-mark-end text:id="IMark64612024"/>=yes|no</text:p>
      <text:p text:style-name="Configuration">Pause creating new archive files when pause-button is pressed.</text:p>
      <text:p text:style-name="Configuration_20_title"><text:alphabetical-index-mark-start text:id="IMark64564424"/>pause-storage<text:alphabetical-index-mark-end text:id="IMark64564424"/>=yes|no</text:p>
      <text:p text:style-name="Configuration">Pause storage of archive files when pause-button is pressed.</text:p>
      <text:p text:style-name="Configuration_20_title"><text:alphabetical-index-mark-start text:id="IMark64612024"/>pause-restore<text:alphabetical-index-mark-end text:id="IMark64612024"/>=yes|no</text:p>
      <text:p text:style-name="Configuration">Pause restoring archive files when pause-button is pressed.</text:p>
      <text:p text:style-name="Configuration_20_title"><text:alphabetical-index-mark-start text:id="IMark64612024"/>pause-index-database-update<text:alphabetical-index-mark-end text:id="IMark64612024"/>=yes|no</text:p>
      <text:p text:style-name="Configuration">Pause automatic update index database when pause-button is pressed.</text:p>
      <text:p text:style-name="Configuration_20_title"><text:alphabetical-index-mark-start text:id="IMark64612024"/>server<text:alphabetical-index-mark-end text:id="IMark64612024"/>=&lt;name&gt;</text:p>
      <text:p text:style-name="Configuration">Name of computer running a BAR server daemon.</text:p>
      <text:p text:style-name="Configuration_20_title"><text:alphabetical-index-mark-start text:id="IMark64612024"/>server-password<text:alphabetical-index-mark-end text:id="IMark64612024"/>=&lt;password&gt;</text:p>
      <text:p text:style-name="Configuration">BAR server daemon password.</text:p>
      <text:p text:style-name="Configuration_20_title"><text:alphabetical-index-mark-start text:id="IMark64612024"/>server-port<text:alphabetical-index-mark-end text:id="IMark64612024"/>=&lt;n&gt;</text:p>
      <text:p text:style-name="Configuration">BAR server port number for plain network connections.</text:p>
      <text:p text:style-name="Configuration_20_title"><text:alphabetical-index-mark-start text:id="IMark64612024"/>server-tls-port<text:alphabetical-index-mark-end text:id="IMark64612024"/>=&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4604056"/><text:span text:style-name="T1">chunks</text:span><text:alphabetical-index-mark-end text:id="IMark64604056"/><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135485070" text:style-name="L14">
        <text:list-item>
          <text:p text:style-name="P64">id (4 characters)</text:p>
        </text:list-item>
        <text:list-item>
          <text:p text:style-name="P44">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874047218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752702130"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282034941"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898983151"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2089043490"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text:soft-page-break/>neither created nor stored.</text:p>
      <text:list xml:id="list922273475"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810846095"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882359383"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568194896"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830796264"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9485669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170214360"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856750898" text:continue-numbering="true" text:style-name="Numbering_20_1">
        <text:list-item>
          <text:p text:style-name="Question">Why is BAR using his own archive format and not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451868488"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ext:soft-page-break/>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126470056"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1385675792"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893362386"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771926560"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419872870"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426913707"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829290680"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6695726"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541978811"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58491152"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096558147" text:continue-numbering="true" text:style-name="Numbering_20_1">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657921726"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177667058"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518721075"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10639506"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98344304"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861600999"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25581426"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11884731"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56990589"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185402874"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914282870"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1840102361"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957087267"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2114874129" text:style-name="L15">
        <text:list-item>
          <text:p text:style-name="P65">version number of BAR</text:p>
        </text:list-item>
        <text:list-item>
          <text:p text:style-name="P45">description of your system environment (Linux distribution and version, CPU information)</text:p>
        </text:list-item>
        <text:list-item>
          <text:p text:style-name="P45">if you used a pre-compiled version and which package or a self-compiled source-version</text:p>
        </text:list-item>
        <text:list-item>
          <text:p text:style-name="P45">steps to trigger the bug</text:p>
        </text:list-item>
        <text:list-item>
          <text:p text:style-name="P55">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4"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53</text:p>
          <text:p text:style-name="P25">--all<text:tab/>46</text:p>
          <text:p text:style-name="P25">--always-create-image<text:tab/>47</text:p>
          <text:p text:style-name="P25">--archive-part-size<text:tab/>36</text:p>
          <text:p text:style-name="P25">--archive-type<text:tab/>53</text:p>
          <text:p text:style-name="P25">--bd-device<text:tab/>39</text:p>
          <text:p text:style-name="P25">--bd-ecc-command<text:tab/>40</text:p>
          <text:p text:style-name="P25">--bd-ecc-post-command<text:tab/>40</text:p>
          <text:p text:style-name="P25">--bd-ecc-pre-command<text:tab/>40</text:p>
          <text:p text:style-name="P25">--bd-image-command<text:tab/>40</text:p>
          <text:p text:style-name="P25">--bd-image-post-command<text:tab/>40</text:p>
          <text:p text:style-name="P25">--bd-image-pre-command<text:tab/>40</text:p>
          <text:p text:style-name="P25">--bd-load-volume-command<text:tab/>39</text:p>
          <text:p text:style-name="P25">--bd-request-volume-command<text:tab/>39</text:p>
          <text:p text:style-name="P25">--bd-unload-volume-command<text:tab/>39</text:p>
          <text:p text:style-name="P25">--bd-volume-size<text:tab/>39</text:p>
          <text:p text:style-name="P25">--bd-write-command<text:tab/>40</text:p>
          <text:p text:style-name="P25">--bd-write-image-command<text:tab/>40</text:p>
          <text:p text:style-name="P25">--bd-write-post-command<text:tab/>40</text:p>
          <text:p text:style-name="P25">--bd-write-pre-command<text:tab/>40</text:p>
          <text:p text:style-name="P25">--cd-device<text:tab/>39</text:p>
          <text:p text:style-name="P25">--cd-ecc-command<text:tab/>40</text:p>
          <text:p text:style-name="P25">--cd-ecc-post-command<text:tab/>40</text:p>
          <text:p text:style-name="P25">--cd-ecc-pre-command<text:tab/>40</text:p>
          <text:p text:style-name="P25">--cd-image-command<text:tab/>40</text:p>
          <text:p text:style-name="P25">--cd-image-post-command<text:tab/>40</text:p>
          <text:p text:style-name="P25">--cd-image-pre-command<text:tab/>40</text:p>
          <text:p text:style-name="P25">--cd-load-volume-command<text:tab/>39</text:p>
          <text:p text:style-name="P25">--cd-request-volume-command<text:tab/>39</text:p>
          <text:p text:style-name="P25">--cd-unload-volume-command<text:tab/>39</text:p>
          <text:p text:style-name="P25">--cd-volume-size<text:tab/>39</text:p>
          <text:p text:style-name="P25">--cd-write-command<text:tab/>40</text:p>
          <text:p text:style-name="P25">--cd-write-image-command<text:tab/>40</text:p>
          <text:p text:style-name="P25">--cd-write-post-command<text:tab/>40</text:p>
          <text:p text:style-name="P25">--cd-write-pre-command<text:tab/>40</text:p>
          <text:p text:style-name="P25">--compare<text:tab/>11, 31</text:p>
          <text:p text:style-name="P25">--compress-algorithm<text:tab/>13, 33</text:p>
          <text:p text:style-name="P25">--compress-exclude<text:tab/>35</text:p>
          <text:p text:style-name="P25">--compress-min-size<text:tab/>35</text:p>
          <text:p text:style-name="P25">--config<text:tab/>45</text:p>
          <text:p text:style-name="P25">--continue<text:tab/>53</text:p>
          <text:p text:style-name="P25">--create<text:tab/>8, 31</text:p>
          <text:p text:style-name="P25">--crypt-algorithm<text:tab/>35</text:p>
          <text:p text:style-name="P25">--crypt-password<text:tab/>36</text:p>
          <text:p text:style-name="P25">--crypt-private-key<text:tab/>36</text:p>
          <text:p text:style-name="P25">--crypt-public-key<text:tab/>36</text:p>
          <text:p text:style-name="P25">--crypt-type<text:tab/>36</text:p>
          <text:p text:style-name="P25">--daemon<text:tab/>42</text:p>
          <text:p text:style-name="P25">--delete-old-archive-files<text:tab/>46</text:p>
          <text:p text:style-name="P25">--destination<text:tab/>42</text:p>
          <text:p text:style-name="P25">--device<text:tab/>41</text:p>
          <text:p text:style-name="P25">--device-ecc-command<text:tab/>41</text:p>
          <text:p text:style-name="P25">--device-ecc-post-command<text:tab/>41</text:p>
          <text:p text:style-name="P25">--device-ecc-pre-command<text:tab/>41</text:p>
          <text:p text:style-name="P25">--device-image-command<text:tab/>41</text:p>
          <text:p text:style-name="P25">--device-image-post-command<text:tab/>41</text:p>
          <text:p text:style-name="P25">--device-image-pre-command<text:tab/>41</text:p>
          <text:p text:style-name="P25">--device-load-volume-command<text:tab/>41</text:p>
          <text:p text:style-name="P25">--device-request-volume-command<text:tab/>41</text:p>
          <text:p text:style-name="P25">--device-unload-volume-command<text:tab/>41</text:p>
          <text:p text:style-name="P25">--device-volume-size<text:tab/>41</text:p>
          <text:p text:style-name="P25">--device-write-command<text:tab/>42</text:p>
          <text:p text:style-name="P25">--device-write-post-command<text:tab/>42</text:p>
          <text:p text:style-name="P25">--device-write-pre-command<text:tab/>42</text:p>
          <text:p text:style-name="P25">--differential<text:tab/>33</text:p>
          <text:p text:style-name="P25">--directory-strip<text:tab/>42</text:p>
          <text:p text:style-name="P25">--dry-run<text:tab/>47</text:p>
          <text:p text:style-name="P25">--dvd-device<text:tab/>39</text:p>
          <text:p text:style-name="P25">--dvd-ecc-command<text:tab/>40</text:p>
          <text:p text:style-name="P25">--dvd-ecc-post-command<text:tab/>40</text:p>
          <text:p text:style-name="P25">--dvd-ecc-pre-command<text:tab/>40</text:p>
          <text:p text:style-name="P25">--dvd-image-command<text:tab/>40</text:p>
          <text:p text:style-name="P25">--dvd-image-post-command<text:tab/>40</text:p>
          <text:p text:style-name="P25">--dvd-image-pre-command<text:tab/>40</text:p>
          <text:p text:style-name="P25">--dvd-load-volume-command<text:tab/>39</text:p>
          <text:p text:style-name="P25">--dvd-request-volume-command<text:tab/>39</text:p>
          <text:p text:style-name="P25">--dvd-unload-volume-command<text:tab/>39</text:p>
          <text:p text:style-name="P25">--dvd-volume-size<text:tab/>39</text:p>
          <text:p text:style-name="P25">--dvd-write-command<text:tab/>40</text:p>
          <text:p text:style-name="P25">--dvd-write-image-command<text:tab/>40</text:p>
          <text:p text:style-name="P25">--dvd-write-post-command<text:tab/>40</text:p>
          <text:p text:style-name="P25">--dvd-write-pre-command<text:tab/>40</text:p>
          <text:p text:style-name="P25">--ecc<text:tab/>47</text:p>
          <text:p text:style-name="P25">--exclude<text:tab/>32</text:p>
          <text:p text:style-name="P25">--extract<text:tab/>11, 31</text:p>
          <text:p text:style-name="P25">--file-write-post-command<text:tab/>37</text:p>
          <text:p text:style-name="P25">--file-write-pre-command<text:tab/>37</text:p>
          <text:p text:style-name="P25">--force-delta-compression<text:tab/>46</text:p>
          <text:p text:style-name="P25">--ftp-login-name<text:tab/>37</text:p>
          <text:p text:style-name="P25">--ftp-max-connections<text:tab/>37</text:p>
          <text:p text:style-name="P25">--ftp-password<text:tab/>37</text:p>
          <text:p text:style-name="P25">--ftp-write-post-command<text:tab/>37</text:p>
          <text:p text:style-name="P25">--ftp-write-pre-command<text:tab/>37</text:p>
          <text:p text:style-name="P25">--full<text:tab/>32</text:p>
          <text:p text:style-name="P25"><text:soft-page-break/>--generate-keys<text:tab/>31</text:p>
          <text:p text:style-name="P25">--generate-keys-bits<text:tab/>31</text:p>
          <text:p text:style-name="P25">--group<text:tab/>46</text:p>
          <text:p text:style-name="P25">--help<text:tab/>48, 53</text:p>
          <text:p text:style-name="P25">--help-internal<text:tab/>48</text:p>
          <text:p text:style-name="P25">--human-format<text:tab/>46</text:p>
          <text:p text:style-name="P25">--ignore-no-backup-file<text:tab/>46</text:p>
          <text:p text:style-name="P25">--ignore-no-dump<text:tab/>46</text:p>
          <text:p text:style-name="P25">--image<text:tab/>31</text:p>
          <text:p text:style-name="P25">--include<text:tab/>32</text:p>
          <text:p text:style-name="P25">--incremental<text:tab/>32</text:p>
          <text:p text:style-name="P25">--incremental-list-file<text:tab/>33</text:p>
          <text:p text:style-name="P25">--index-database<text:tab/>44</text:p>
          <text:p text:style-name="P25">--index-database-add<text:tab/>53</text:p>
          <text:p text:style-name="P25">--index-database-auto-update<text:tab/>44</text:p>
          <text:p text:style-name="P25">--index-database-entries-list<text:tab/>53</text:p>
          <text:p text:style-name="P25">--index-database-keep-time<text:tab/>44</text:p>
          <text:p text:style-name="P25">--index-database-max-band-width<text:tab/>44</text:p>
          <text:p text:style-name="P25">--index-database-remove<text:tab/>53</text:p>
          <text:p text:style-name="P25">--index-database-storage-list<text:tab/>53</text:p>
          <text:p text:style-name="P25">--job<text:tab/>53</text:p>
          <text:p text:style-name="P25">--key-file<text:tab/>52</text:p>
          <text:p text:style-name="P25">--list<text:tab/>10, 31, 53</text:p>
          <text:p text:style-name="P25">--log<text:tab/>45</text:p>
          <text:p text:style-name="P25">--log-file<text:tab/>45</text:p>
          <text:p text:style-name="P25">--log-post-command<text:tab/>45</text:p>
          <text:p text:style-name="P25">--login-dialog<text:tab/>52</text:p>
          <text:p text:style-name="P25">--long-format<text:tab/>46</text:p>
          <text:p text:style-name="P25">--max-band-width<text:tab/>43</text:p>
          <text:p text:style-name="P25">--max-tmp-size<text:tab/>46</text:p>
          <text:p text:style-name="P25">--mount-device<text:tab/>32</text:p>
          <text:p text:style-name="P25">--nice-level<text:tab/>43</text:p>
          <text:p text:style-name="P25">--no-bar-on-medium<text:tab/>47</text:p>
          <text:p text:style-name="P25">--no-default-config<text:tab/>47</text:p>
          <text:p text:style-name="P25">--no-detach<text:tab/>42</text:p>
          <text:p text:style-name="P25">--no-fragments-check<text:tab/>47</text:p>
          <text:p text:style-name="P25">--no-header-footer<text:tab/>46</text:p>
          <text:p text:style-name="P25">--no-index-database<text:tab/>44</text:p>
          <text:p text:style-name="P25">--no-storage<text:tab/>47</text:p>
          <text:p text:style-name="P25">--normal<text:tab/>32</text:p>
          <text:p text:style-name="P25">--overwrite-archive-files<text:tab/>47</text:p>
          <text:p text:style-name="P25">--overwrite-files<text:tab/>47</text:p>
          <text:p text:style-name="P25">--owner<text:tab/>42</text:p>
          <text:p text:style-name="P25">--pause<text:tab/>53</text:p>
          <text:p text:style-name="P25">--pid-file<text:tab/>46</text:p>
          <text:p text:style-name="P25">--ping<text:tab/>53</text:p>
          <text:p text:style-name="P25">--port<text:tab/>52</text:p>
          <text:p text:style-name="P25">--post-command<text:tab/>32</text:p>
          <text:p text:style-name="P25">--pre-command<text:tab/>32</text:p>
          <text:p text:style-name="P25">--quiet<text:tab/>48</text:p>
          <text:p text:style-name="P25">--raw-images<text:tab/>46</text:p>
          <text:p text:style-name="P25">--remote-bar-executable<text:tab/>43</text:p>
          <text:p text:style-name="P25">--scp-write-post-command<text:tab/>38</text:p>
          <text:p text:style-name="P25">--scp-write-pre-command<text:tab/>38</text:p>
          <text:p text:style-name="P25">--select-job<text:tab/>53</text:p>
          <text:p text:style-name="P25">--server-ca-file<text:tab/>42</text:p>
          <text:p text:style-name="P25">--server-cert-file<text:tab/>42</text:p>
          <text:p text:style-name="P25">--server-jobs-directory<text:tab/>43</text:p>
          <text:p text:style-name="P25">--server-key-file<text:tab/>43</text:p>
          <text:p text:style-name="P25">--server-password<text:tab/>43</text:p>
          <text:p text:style-name="P25">--server-port<text:tab/>42</text:p>
          <text:p text:style-name="P25">--server-tls-port<text:tab/>42</text:p>
          <text:p text:style-name="P25">--sftp-write-post-command<text:tab/>38</text:p>
          <text:p text:style-name="P25">--sftp-write-pre-command<text:tab/>38</text:p>
          <text:p text:style-name="P25">--skip-unreadable <text:tab/>46</text:p>
          <text:p text:style-name="P25">--ssh-login-name<text:tab/>37</text:p>
          <text:p text:style-name="P25">--ssh-max-connections<text:tab/>38</text:p>
          <text:p text:style-name="P25">--ssh-password<text:tab/>38</text:p>
          <text:p text:style-name="P25">--ssh-port<text:tab/>37</text:p>
          <text:p text:style-name="P25">--ssh-private-key<text:tab/>38</text:p>
          <text:p text:style-name="P25">--ssh-public-key<text:tab/>38</text:p>
          <text:p text:style-name="P25">--stop-on-error<text:tab/>47</text:p>
          <text:p text:style-name="P25">--suspend<text:tab/>53</text:p>
          <text:p text:style-name="P25">--test<text:tab/>10, 31</text:p>
          <text:p text:style-name="P25">--tls-port<text:tab/>52</text:p>
          <text:p text:style-name="P25">--tmp-directory<text:tab/>45</text:p>
          <text:p text:style-name="P25">--verbose<text:tab/>48</text:p>
          <text:p text:style-name="P25">--version<text:tab/>48</text:p>
          <text:p text:style-name="P25">--volume-size<text:tab/>47</text:p>
          <text:p text:style-name="P25">--wait-first-volume<text:tab/>47</text:p>
          <text:p text:style-name="P25">--webdav-max-connections<text:tab/>39</text:p>
          <text:p text:style-name="P25">--webdav-write-post-command<text:tab/>39</text:p>
          <text:p text:style-name="P25">--webdav-write-pre-command<text:tab/>39</text:p>
          <text:p text:style-name="P25">--xhelp<text:tab/>48</text:p>
          <text:p text:style-name="P25">-!<text:tab/>32</text:p>
          <text:p text:style-name="P25">-#<text:tab/>32</text:p>
          <text:p text:style-name="P25">-c<text:tab/>31, 53</text:p>
          <text:p text:style-name="P25">-d<text:tab/>31</text:p>
          <text:p text:style-name="P25">-D<text:tab/>42</text:p>
          <text:p text:style-name="P25">-f<text:tab/>32</text:p>
          <text:p text:style-name="P25">-g<text:tab/>46</text:p>
          <text:p text:style-name="P25">-h<text:tab/>48, 53</text:p>
          <text:p text:style-name="P25">-H<text:tab/>46</text:p>
          <text:p text:style-name="P25">-i<text:tab/>32, 53</text:p>
          <text:p text:style-name="P25">-j<text:tab/>53</text:p>
          <text:p text:style-name="P25">-l<text:tab/>31, 53</text:p>
          <text:p text:style-name="P25">-L<text:tab/>46</text:p>
          <text:p text:style-name="P25">-m<text:tab/>31</text:p>
          <text:p text:style-name="P25">-o<text:tab/>47</text:p>
          <text:p text:style-name="P25">-p<text:tab/>42, 52</text:p>
          <text:p text:style-name="P25"><text:soft-page-break/>-s<text:tab/>15, 36, 53</text:p>
          <text:p text:style-name="P25">-t<text:tab/>31, 53</text:p>
          <text:p text:style-name="P25">-x<text:tab/>31</text:p>
          <text:p text:style-name="P25">-y<text:tab/>35</text:p>
          <text:p text:style-name="P25">-z<text:tab/>13, 33</text:p>
          <text:p text:style-name="P25">‑‑password<text:tab/>52</text:p>
          <text:p text:style-name="P25">‑‑webdav-login<text:tab/>38</text:p>
          <text:p text:style-name="P25">‑‑webdav-password<text:tab/>38</text:p>
          <text:p text:style-name="P26">A</text:p>
          <text:p text:style-name="P25">archive-name<text:tab/>49</text:p>
          <text:p text:style-name="P25">archive-type<text:tab/>49</text:p>
          <text:p text:style-name="P25">atime<text:tab/>9</text:p>
          <text:p text:style-name="P26">B</text:p>
          <text:p text:style-name="P25">bar-keygen<text:tab/>7</text:p>
          <text:p text:style-name="P25">basic commands<text:tab/>31</text:p>
          <text:p text:style-name="P26">C</text:p>
          <text:p text:style-name="P25">chunks<text:tab/>55</text:p>
          <text:p text:style-name="P25">compare archive<text:tab/>11</text:p>
          <text:p text:style-name="P25">compress archive<text:tab/>13</text:p>
          <text:p text:style-name="P25">compression<text:tab/>33</text:p>
          <text:p text:style-name="P25">creating archive<text:tab/>8</text:p>
          <text:p text:style-name="P25">crypt-password-mode<text:tab/>49</text:p>
          <text:p text:style-name="P26">D</text:p>
          <text:p text:style-name="P25">device configuration<text:tab/>50</text:p>
          <text:p text:style-name="P25">differential archive<text:tab/>11</text:p>
          <text:p text:style-name="P26">E</text:p>
          <text:p text:style-name="P25">encryption<text:tab/>35</text:p>
          <text:p text:style-name="P25">extract archive<text:tab/>11</text:p>
          <text:p text:style-name="P26">F</text:p>
          <text:p text:style-name="P25">file format<text:tab/>55</text:p>
          <text:p text:style-name="P25">ftp server configuration<text:tab/>49</text:p>
          <text:p text:style-name="P26">G</text:p>
          <text:p text:style-name="P25">graphical front end<text:tab/>20</text:p>
          <text:p text:style-name="P26">I</text:p>
          <text:p text:style-name="P25">include-file<text:tab/>49</text:p>
          <text:p text:style-name="P25">include-image<text:tab/>49</text:p>
          <text:p text:style-name="P25">include/exclude files<text:tab/>32</text:p>
          <text:p text:style-name="P25">incremental archive<text:tab/>11</text:p>
          <text:p text:style-name="P26">L</text:p>
          <text:p text:style-name="P25">list archive<text:tab/>10</text:p>
          <text:p text:style-name="P26">P</text:p>
          <text:p text:style-name="P25">pause-create<text:tab/>54</text:p>
          <text:p text:style-name="P25">pause-index-database-update<text:tab/>54</text:p>
          <text:p text:style-name="P25">pause-restore<text:tab/>54</text:p>
          <text:p text:style-name="P25">pause-storage<text:tab/>54</text:p>
          <text:p text:style-name="P26">S</text:p>
          <text:p text:style-name="P25">schedule configuration<text:tab/>51</text:p>
          <text:p text:style-name="P25">server<text:tab/>18, 42, 54</text:p>
          <text:p text:style-name="P25">server-password<text:tab/>54</text:p>
          <text:p text:style-name="P25">server-port<text:tab/>54</text:p>
          <text:p text:style-name="P25">server-tls-port<text:tab/>54</text:p>
          <text:p text:style-name="P25">split archives<text:tab/>15, 36</text:p>
          <text:p text:style-name="P25">ssh/scp/sftp server configuration<text:tab/>50</text:p>
          <text:p text:style-name="P25">store archives<text:tab/>16, 37</text:p>
          <text:p text:style-name="P26">T</text:p>
          <text:p text:style-name="P25">test archive<text:tab/>10</text:p>
          <text:p text:style-name="P26">U</text:p>
          <text:p text:style-name="P25">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class="list" style:master-page-name="">
      <style:paragraph-properties fo:margin="100%"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100%"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mm" fo:margin-bottom="4mm"/>
    </style:style>
    <style:style style:name="List_20_1_20_Start" style:display-name="List 1 Start" style:family="paragraph" style:parent-style-name="List" style:list-style-name="List_20_1" style:class="list" style:master-page-name="">
      <style:paragraph-properties fo:margin="100%" fo:margin-left="4.06mm" fo:margin-right="0mm" fo:margin-top="0mm" fo:margin-bottom="0mm" fo:keep-together="auto" fo:text-indent="-4.06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100%"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100%"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12-03T19:01:04</dc:date>
    <meta:editing-duration>P193DT9H11M58S</meta:editing-duration>
    <meta:editing-cycles>417</meta:editing-cycles>
    <meta:generator>LibreOffice/3.5$Linux_X86_64 LibreOffice_project/350m1$Build-2</meta:generator>
    <meta:document-statistic meta:table-count="14" meta:image-count="11" meta:object-count="0" meta:page-count="71" meta:paragraph-count="2150" meta:word-count="18875" meta:character-count="119891" meta:non-whitespace-character-count="103598"/>
  </office:meta>
</office:document-meta>
</file>